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lucida grande" svg:font-family="'lucida grande', tahoma, verdana, arial, sans-serif"/>
    <style:font-face style:name="Helvetica" svg:font-family="Helvetica" style:font-family-generic="roman"/>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Helvetica" fo:font-size="12pt" style:font-name-asian="Helvetica" style:font-size-asian="12pt" style:font-name-complex="Helvetica" style:font-size-complex="12pt"/>
    </style:style>
    <style:style style:name="P2" style:family="paragraph" style:parent-style-name="Standard">
      <style:paragraph-properties fo:text-align="start" style:justify-single-word="false" style:text-autospace="none"/>
      <style:text-properties style:font-name="Times New Roman" fo:font-size="12pt" fo:font-weight="normal" style:font-name-asian="Helvetica" style:font-size-asian="12pt" style:font-weight-asian="normal" style:font-name-complex="Helvetica" style:font-size-complex="12pt" style:font-weight-complex="normal"/>
    </style:style>
    <style:style style:name="P3" style:family="paragraph" style:parent-style-name="Standard">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margin-left="0in" fo:margin-right="0in" style:line-height-at-least="0.1146in" fo:text-align="start" style:justify-single-word="false" fo:text-indent="0in" style:auto-text-indent="false" style:text-autospace="none"/>
      <style:text-properties style:font-name="Helvetica" fo:font-size="12pt" fo:font-weight="normal" style:font-name-asian="Helvetica" style:font-size-asian="12pt" style:font-weight-asian="normal" style:font-name-complex="Helvetica" style:font-size-complex="12pt" style:font-weight-complex="normal"/>
    </style:style>
    <style:style style:name="P5" style:family="paragraph" style:parent-style-name="Standard">
      <style:paragraph-properties fo:margin-left="0in" fo:margin-right="0in" style:line-height-at-least="0.1146in" fo:text-align="start" style:justify-single-word="false" fo:text-indent="0in" style:auto-text-indent="false" style:text-autospace="none"/>
      <style:text-properties style:font-name="Times New Roman" fo:font-size="12pt" fo:font-weight="normal" style:font-name-asian="Helvetica" style:font-size-asian="12pt" style:font-weight-asian="normal" style:font-name-complex="Helvetica" style:font-size-complex="12pt" style:font-weight-complex="normal"/>
    </style:style>
    <style:style style:name="T1" style:family="text">
      <style:text-properties style:font-name="Helvetica-Bold" fo:font-size="11pt" fo:font-weight="bold" style:font-name-asian="Helvetica-Bold" style:font-size-asian="11pt" style:font-weight-asian="bold" style:font-name-complex="Helvetica-Bold"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UMMER &amp; GEORGE SLATER</text:p>
      <text:p text:style-name="Standard">1841 S RIVERSIDE DR</text:p>
      <text:p text:style-name="Standard">AU GRES MI 48703</text:p>
      <text:p text:style-name="Standard"/>
      <text:p text:style-name="Standard">CITY OF AU GRES MICHIGAN </text:p>
      <text:p text:style-name="Standard">PATRICIA KILLINGBECK (CITY MANAGER)</text:p>
      <text:p text:style-name="Standard">124 WEST HURON ROAD</text:p>
      <text:p text:style-name="Standard">P.O. BOX 121</text:p>
      <text:p text:style-name="P3">AU GRES MI 48703</text:p>
      <text:p text:style-name="P3"/>
      <text:p text:style-name="P3">June 19, 2013</text:p>
      <text:p text:style-name="P3"/>
      <text:p text:style-name="P3">Cease and Desist:</text:p>
      <text:p text:style-name="P3"/>
      <text:p text:style-name="P3">I will not and do not accept Verbal Contract, and further that failure to reply in writing is acceptance of my terms to the NOTICE OF CONDITIONAL ACCEPTANCE/NOTICE OF DISCHARGE BY WAY OF SEEKING CLARIFICATION/NOTICE OF NON PRESENTMENT dated June 3, 2013 that I sent and you received on 06/04/2013 by certified mail. Any and all communication is to be in writing.</text:p>
      <text:p text:style-name="P3"/>
      <text:p text:style-name="P3">I demand that you cease and desist from this activity as as possible in any event, within 10 days from your receipt of this letter. If action is not taken by you to cease and desist within the given time frame, I will have no choice but to take appropriate legal action against you. </text:p>
      <text:p text:style-name="P3"/>
      <text:p text:style-name="P2">I here by swear under oath and penalty of perjury that everything stated in this notice is</text:p>
      <text:p text:style-name="P2">true and correct to the best of my knowledge and sent in good faith pursuant to my duty</text:p>
      <text:p text:style-name="P5">to defend claim and exercise rights.</text:p>
      <text:p text:style-name="P5"/>
      <text:p text:style-name="P1">SIGNATURE</text:p>
      <text:p text:style-name="P1">_____________________________</text:p>
      <text:p text:style-name="P1">NOTARY</text:p>
      <text:p text:style-name="P4">_____________________________ </text:p>
      <text:p text:style-name="P4"/>
      <text:p text:style-name="P4">_____________________________ <text:s/></text:p>
      <text:p text:style-name="P4"/>
      <text:p text:style-name="P4">_____________________________ <text:s/></text:p>
      <text:p text:style-name="P4"/>
      <text:p text:style-name="P4">_____________________________ <text:s/></text:p>
      <text:p text:style-name="P4"/>
      <text:p text:style-name="P4">_____________________________ <text:s text:c="2"/></text:p>
      <text:p text:style-name="P4"/>
      <text:p text:style-name="P4">_____________________________ <text:s/></text:p>
      <text:p text:style-name="P4"/>
      <text:p text:style-name="P4">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lucida grande" svg:font-family="'lucida grande', tahoma, verdana, arial, sans-serif"/>
    <style:font-face style:name="Helvetica" svg:font-family="Helvetica" style:font-family-generic="roman"/>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9T09:53:16.54</meta:creation-date>
    <dc:date>2013-06-19T10:13:05.18</dc:date>
    <meta:editing-duration>PT19M48S</meta:editing-duration>
    <meta:editing-cycles>2</meta:editing-cycles>
    <meta:generator>OpenOffice.org/3.4.1$Win32 OpenOffice.org_project/341m1$Build-9593</meta:generator>
    <meta:print-date>2013-06-19T10:11:51.58</meta:print-date>
    <meta:document-statistic meta:table-count="0" meta:image-count="0" meta:object-count="0" meta:page-count="1" meta:paragraph-count="25" meta:word-count="205" meta:character-count="1311"/>
  </office:meta>
</office:document-meta>
</file>